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6347" draw:textarea-horizontal-align="justify" draw:textarea-vertical-align="middle" draw:auto-grow-height="false" fo:min-height="4.679cm" fo:min-width="4.42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6347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969cm" svg:height="6.969cm" svg:x="8.516cm" svg:y="4.516cm">
          <text:p/>
          <draw:enhanced-geometry svg:viewBox="0 0 21600 21600" draw:extrusion="true" draw:extrusion-first-light-direction="(50000 -50000 -50000)" draw:extrusion-second-light-direction="(-50000 0 -50000)" draw:extrusion-rotation-angle="0 45" draw:extrusion-viewpoint="(0cm 0cm 25cm)" draw:extrusion-origin="0 0" draw:extrusion-skew="0 0" draw:extrusion-brightness="10%" draw:extrusion-second-light-harsh="false" draw:extrusion-first-light-level="67%" draw:extrusion-second-light-level="37%" dr3d:shade-mode="flat" draw:extrusion-metal="false" draw:extrusion-specularity="77%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4.89cm" svg:height="10.007cm" svg:x="5.109cm" svg:y="2cm"/>
    </style:handout-master>
    <style:master-page style:name="Default" style:page-layout-name="PM1" draw:style-name="Mdp1">
      <draw:frame presentation:style-name="Default-title" draw:layer="backgroundobjects" svg:width="21.599cm" svg:height="2.671cm" svg:x="1.2cm" svg:y="0.637cm" presentation:class="title" presentation:placeholder="true">
        <draw:text-box/>
      </draw:frame>
      <draw:frame presentation:style-name="Default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0T19:49:24.813000000</meta:creation-date>
    <meta:editing-duration>PT3M14S</meta:editing-duration>
    <meta:editing-cycles>4</meta:editing-cycles>
    <meta:generator>B2020/7.3.0.0.alpha1$Windows_X86_64 LibreOffice_project/136aca03c7bf33e2fd7b72e1af1d16432804635d</meta:generator>
    <dc:title>24 x 16</dc:title>
    <meta:initial-creator>Regina Henschel</meta:initial-creator>
    <dc:date>2021-11-10T20:00:23.462000000</dc:date>
    <dc:creator>Regina Henschel</dc:creator>
    <meta:document-statistic meta:object-count="12"/>
  </office:meta>
</office:document-meta>
</file>